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acmp" style:family="table">
      <style:table-properties style:width="6.9271in" fo:margin-left="0in" fo:margin-right="-0.0021in" table:align="margins"/>
    </style:style>
    <style:style style:name="acmp.A" style:family="table-column">
      <style:table-column-properties style:column-width="0.2708in" style:rel-column-width="2562*"/>
    </style:style>
    <style:style style:name="acmp.B" style:family="table-column">
      <style:table-column-properties style:column-width="6.6563in" style:rel-column-width="62973*"/>
    </style:style>
    <style:style style:name="acmp.A1" style:family="table-cell">
      <style:table-cell-properties fo:padding="0.0382in" fo:border-left="0.0007in solid #000000" fo:border-right="none" fo:border-top="0.0007in solid #000000" fo:border-bottom="0.0007in solid #000000"/>
    </style:style>
    <style:style style:name="acmp.B1" style:family="table-cell">
      <style:table-cell-properties fo:padding="0.0382in" fo:border-left="none" fo:border-right="0.0007in solid #000000" fo:border-top="0.0007in solid #000000"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2708in" style:rel-column-width="2562*"/>
    </style:style>
    <style:style style:name="Table1.B" style:family="table-column">
      <style:table-column-properties style:column-width="6.6563in" style:rel-column-width="6297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2708in" style:rel-column-width="2562*"/>
    </style:style>
    <style:style style:name="Table2.B" style:family="table-column">
      <style:table-column-properties style:column-width="6.6563in" style:rel-column-width="6297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2708in" style:rel-column-width="2562*"/>
    </style:style>
    <style:style style:name="Table3.B" style:family="table-column">
      <style:table-column-properties style:column-width="6.6563in" style:rel-column-width="6297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2708in" style:rel-column-width="2562*"/>
    </style:style>
    <style:style style:name="Table4.B" style:family="table-column">
      <style:table-column-properties style:column-width="6.6563in" style:rel-column-width="6297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paragraph-properties fo:text-align="start" style:justify-single-word="false"/>
      <style:text-properties style:font-name="DejaVu Sans Mono" fo:font-size="10pt" style:font-size-asian="10pt" style:font-size-complex="10pt"/>
    </style:style>
    <style:style style:name="P2" style:family="paragraph" style:parent-style-name="Table_20_Contents">
      <style:paragraph-properties fo:text-align="start" style:justify-single-word="false"/>
      <style:text-properties style:font-name="Droid Sans Mono" fo:font-size="10pt" style:font-size-asian="10pt" style:font-size-complex="10pt"/>
    </style:style>
    <style:style style:name="P3" style:family="paragraph" style:parent-style-name="Standard">
      <style:paragraph-properties fo:text-align="center" style:justify-single-word="false"/>
      <style:text-properties style:font-name="DejaVu Serif" fo:font-size="32pt" style:text-underline-style="none"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DejaVu Serif" fo:font-size="64pt" style:text-underline-style="solid" style:text-underline-width="auto" style:text-underline-color="font-color" fo:font-weight="bold" style:font-size-asian="64pt" style:font-weight-asian="bold" style:font-size-complex="64pt" style:font-weight-complex="bold"/>
    </style:style>
    <style:style style:name="P5" style:family="paragraph" style:parent-style-name="Standard">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style:font-name="DejaVu Serif" fo:font-size="16pt" style:text-underline-style="none"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font-name="DejaVu Serif" fo:font-size="16pt" style:font-size-asian="16pt" style:font-size-complex="16pt"/>
    </style:style>
    <style:style style:name="P8" style:family="paragraph" style:parent-style-name="Text_20_body">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Text_20_body">
      <style:paragraph-properties fo:text-align="center"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fo:text-align="start"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Text_20_body">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Text_20_body">
      <style:paragraph-properties fo:text-align="start" style:justify-single-word="false"/>
      <style:text-properties style:font-name="DejaVu Serif" fo:font-size="16pt" style:font-size-asian="16pt" style:font-size-complex="16pt"/>
    </style:style>
    <style:style style:name="P13" style:family="paragraph" style:parent-style-name="Text_20_body">
      <style:paragraph-properties fo:text-align="start"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Text_20_body">
      <style:paragraph-properties fo:text-align="start"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Text_20_body">
      <style:paragraph-properties fo:text-align="start"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center"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center" style:justify-single-word="false"/>
      <style:text-properties style:font-name="DejaVu Serif" fo:font-size="32pt" fo:font-style="normal" style:text-underline-style="none" fo:font-weight="bold" style:font-size-asian="32pt" style:font-style-asian="normal" style:font-weight-asian="bold" style:font-size-complex="32pt" style:font-style-complex="normal" style:font-weight-complex="bold"/>
    </style:style>
    <style:style style:name="P18" style:family="paragraph" style:parent-style-name="Table_20_Contents">
      <style:paragraph-properties fo:text-align="start" style:justify-single-word="false"/>
      <style:text-properties style:font-name="DejaVu Sans Mono" fo:font-size="10pt" style:font-size-asian="10pt" style:font-size-complex="10pt"/>
    </style:style>
    <style:style style:name="P19" style:family="paragraph" style:parent-style-name="Table_20_Contents">
      <style:paragraph-properties fo:text-align="start" style:justify-single-word="false"/>
      <style:text-properties style:font-name="Droid Sans Mono" fo:font-size="10pt" style:font-size-asian="10pt" style:font-size-complex="10pt"/>
    </style:style>
    <style:style style:name="P20" style:family="paragraph" style:parent-style-name="Text_20_body" style:list-style-name="L1">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reSP/I</text:p>
      <text:p text:style-name="P7"><text:span text:style-name="T3">\</text:span><text:span text:style-name="T1">ˈkris-pē</text:span><text:span text:style-name="T3">\</text:span></text:p>
      <text:p text:style-name="P6"/>
      <text:p text:style-name="P5">The <text:span text:style-name="T1">Cre</text:span>stlength <text:span text:style-name="T1">S</text:span>torage <text:span text:style-name="T1">P</text:span>rotocol/<text:span text:style-name="T1">I</text:span>nterfa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Copyright (c) 2016, Charles Thompson &lt;<text:a xlink:type="simple" xlink:href="mailto:chmithbiz@gmail.com" text:style-name="Internet_20_link" text:visited-style-name="Visited_20_Internet_20_Link">chmithbiz@gmail.com</text:a>&gt;</text:p>
      <text:p text:style-name="P8"/>
      <text:p text:style-name="P12">Permission to use, copy, modify, and/or distribute this software for any purpose with or without fee is hereby granted, provided that the above copyright notice and this permission notice appear in all copies. </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How CreSP/I Works</text:p>
      <text:p text:style-name="P14"><text:tab/><text:span text:style-name="T2">The </text:span>Cre<text:span text:style-name="T2">stlength </text:span>S<text:span text:style-name="T2">torage </text:span>P<text:span text:style-name="T2">rotocol and </text:span>I<text:span text:style-name="T2">nterface encodes bytes by creating a square wave in which the length of the crest determines the value. The encoded data starts with a leader which gives the minimum crestlength (a crestlength that is equivalent to the value zero). The leader is ended with the maximum crestlength (255x the length of the minimum crestlength) and henceforth the data is read until the end of the recording.</text:span></text:p>
      <text:p text:style-name="P15"><text:tab/>Bytes encoded in CreSP are decoded by dividing the crestlength by the minimal crestlength and subtracting one.</text:p>
      <text:p text:style-name="P17">Programs Provided</text:p>
      <text:list xml:id="list7923518722901555484" text:style-name="L1">
        <text:list-item>
          <text:p text:style-name="P20">acmp<text:span text:style-name="T2"> – optimizes data for CreSP storage.</text:span></text:p>
        </text:list-item>
        <text:list-item>
          <text:p text:style-name="P20">adec<text:span text:style-name="T2"> – processes data that has been optimized for CreSP storage; undoes the work of acmp.</text:span></text:p>
        </text:list-item>
        <text:list-item>
          <text:p text:style-name="P20">a2f<text:span text:style-name="T2"> – reads CreSP encoded data from raw unsigned 8-bit PCM files.</text:span></text:p>
        </text:list-item>
        <text:list-item>
          <text:p text:style-name="P20">f2a<text:span text:style-name="T2"> – encodes data into the CreSP and writes it to raw unsigned 8-bit PCM files.</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acmp</text:p>
      <text:p text:style-name="P9"><text:span text:style-name="T2">pre-</text:span>a<text:span text:style-name="T2">udio </text:span>c<text:span text:style-name="T2">o</text:span>mp<text:span text:style-name="T2">utation</text:span></text:p>
      <text:p text:style-name="P16">optimizes data for the CreSP by representing the most common values with the lowest values</text:p>
      <table:table table:name="acmp" table:style-name="acmp">
        <table:table-column table:style-name="acmp.A"/>
        <table:table-column table:style-name="acmp.B"/>
        <table:table-row>
          <table:table-cell table:style-name="acmp.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able:table-cell>
          <table:table-cell table:style-name="acmp.B1" office:value-type="string">
            <text:p text:style-name="P1">#include "common.h"</text:p>
            <text:p text:style-name="P1"></text:p>
            <text:p text:style-name="P1">int main( void )</text:p>
            <text:p text:style-name="P1">{</text:p>
            <text:p text:style-name="P1"><text:s text:c="4"/>num *fTbl = calloc(MVAL, sizeof(num)), tSz = NUL, top = NUL, i;</text:p>
            <text:p text:style-name="P1"><text:s text:c="4"/>byte *oTbl = calloc(MVAL, sizeof(byte)), buf = GET();</text:p>
            <text:p text:style-name="P1"></text:p>
            <text:p text:style-name="P1"><text:s text:c="4"/>for(; !EF; buf = GET())</text:p>
            <text:p text:style-name="P1"><text:s text:c="4"/>{</text:p>
            <text:p text:style-name="P1"><text:s text:c="8"/>fTbl[buf] ++;</text:p>
            <text:p text:style-name="P1"><text:s text:c="8"/>if(fTbl[buf] &gt; fTbl[top]) top = buf;</text:p>
            <text:p text:style-name="P1"><text:s text:c="4"/>}</text:p>
            <text:p text:style-name="P1"></text:p>
            <text:p text:style-name="P1"><text:s text:c="4"/>for(; tSz &lt; MVAL &amp;&amp; fTbl[top] != NUL; tSz ++)</text:p>
            <text:p text:style-name="P1"><text:s text:c="4"/>{</text:p>
            <text:p text:style-name="P1"><text:s text:c="8"/>oTbl[tSz] = top, fTbl[top] = NUL;</text:p>
            <text:p text:style-name="P1"></text:p>
            <text:p text:style-name="P1"><text:s text:c="8"/>for(i = NUL; i &lt; MVAL; i ++) if(fTbl[i] &gt; fTbl[top]) top = i;</text:p>
            <text:p text:style-name="P1"><text:s text:c="4"/>}</text:p>
            <text:p text:style-name="P1"></text:p>
            <text:p text:style-name="P1"><text:s text:c="4"/>PUT(tSz);</text:p>
            <text:p text:style-name="P1"></text:p>
            <text:p text:style-name="P1"><text:s text:c="4"/>for(i = NUL; i &lt; tSz; i ++)</text:p>
            <text:p text:style-name="P1"><text:s text:c="4"/>{</text:p>
            <text:p text:style-name="P1"><text:s text:c="8"/>PUT(oTbl[i]);</text:p>
            <text:p text:style-name="P1"><text:s text:c="8"/>fTbl[oTbl[i]] = i;</text:p>
            <text:p text:style-name="P1"><text:s text:c="4"/>}</text:p>
            <text:p text:style-name="P1"></text:p>
            <text:p text:style-name="P1"><text:s text:c="4"/>fseek(stdin, NUL, SEEK_SET);</text:p>
            <text:p text:style-name="P1"></text:p>
            <text:p text:style-name="P1"><text:s text:c="4"/>for(buf = GET(); !EF; buf = GET()) PUT(fTbl[buf]);</text:p>
            <text:p text:style-name="P1"></text:p>
            <text:p text:style-name="P1"><text:s text:c="4"/>return NUL;</text:p>
            <text:p text:style-name="P1">}</text:p>
          </table:table-cell>
        </table:table-row>
      </table:table>
      <text:p text:style-name="P17"/>
      <text:p text:style-name="P17"/>
      <text:p text:style-name="P17"/>
      <text:p text:style-name="P17"/>
      <text:p text:style-name="P17"><text:soft-page-break/>adec</text:p>
      <text:p text:style-name="P9">a<text:span text:style-name="T2">cmp </text:span>dec<text:span text:style-name="T2">oder</text:span></text:p>
      <text:p text:style-name="P16">decodes the data encoded by acmp.</text:p>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1.B1" office:value-type="string">
            <text:p text:style-name="P1">#include "common.h"</text:p>
            <text:p text:style-name="P1"></text:p>
            <text:p text:style-name="P1">int main()</text:p>
            <text:p text:style-name="P1">{</text:p>
            <text:p text:style-name="P1"><text:s text:c="4"/>num tSz = GET(), i = NUL;</text:p>
            <text:p text:style-name="P1"><text:s text:c="4"/>byte *tbl = calloc(MVAL, sizeof(byte)), buf = GET();</text:p>
            <text:p text:style-name="P1"></text:p>
            <text:p text:style-name="P1"><text:s text:c="4"/>for(; i &lt; tSz &amp;&amp; !EF; i ++, buf = GET()) tbl[i] = buf;</text:p>
            <text:p text:style-name="P1"></text:p>
            <text:p text:style-name="P1"><text:s text:c="4"/>for(; !EF; buf = GET()) PUT(tbl[buf]);</text:p>
            <text:p text:style-name="P1"></text:p>
            <text:p text:style-name="P1"><text:s text:c="4"/>return NUL;</text:p>
            <text:p text:style-name="P1">}</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text:soft-page-break/>a2f</text:p>
      <text:p text:style-name="P9">a<text:span text:style-name="T2">udio </text:span>to<text:span text:style-name="T2"> </text:span>f<text:span text:style-name="T2">ile</text:span></text:p>
      <text:p text:style-name="P16">decodes raw unsigned 8-bit pcm through CreSP and writes the product to stdout</text:p>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able:table-cell>
          <table:table-cell table:style-name="Table2.B1" office:value-type="string">
            <text:p text:style-name="P1">#include "common.h"</text:p>
            <text:p text:style-name="P1"></text:p>
            <text:p text:style-name="P1">#define SKIP 200 /* The amount of bytes to skip in stdin */</text:p>
            <text:p text:style-name="P1">#define WCOR 1 /* The correction for getting an accurate minimal crestlength*/</text:p>
            <text:p text:style-name="P1">#define THRSH 0x90 /* The threshold to which it is considered part of a</text:p>
            <text:p text:style-name="P1"><text:s text:c="22"/>crest*/</text:p>
            <text:p text:style-name="P1">#define RCNST 0.445 /* If a value is greater than this constant, it is rounded</text:p>
            <text:p text:style-name="P1"><text:s text:c="23"/>up */</text:p>
            <text:p text:style-name="P1"></text:p>
            <text:p text:style-name="P1">num bLen = sizeof(byte);</text:p>
            <text:p text:style-name="P1"></text:p>
            <text:p text:style-name="P1">num dvid(dbl a, dbl b) /* Divide and round */</text:p>
            <text:p text:style-name="P1">{</text:p>
            <text:p text:style-name="P1"><text:s text:c="4"/>dbl d = a / b;</text:p>
            <text:p text:style-name="P1"><text:s text:c="4"/>num n = d;</text:p>
            <text:p text:style-name="P1"><text:s text:c="4"/>dbl f = d - n;</text:p>
            <text:p text:style-name="P1"></text:p>
            <text:p text:style-name="P1"><text:s text:c="4"/>return n + (f &gt; RCNST);</text:p>
            <text:p text:style-name="P1">}</text:p>
            <text:p text:style-name="P1"></text:p>
            <text:p text:style-name="P1">num getW()</text:p>
            <text:p text:style-name="P1">{</text:p>
            <text:p text:style-name="P1"><text:s text:c="4"/>num cLen = NUL;</text:p>
            <text:p text:style-name="P1"></text:p>
            <text:p text:style-name="P1"><text:s text:c="4"/>while(GET() &lt; THRSH &amp;&amp; !EF);</text:p>
            <text:p text:style-name="P1"><text:s text:c="4"/>while(GET() &gt;= THRSH &amp;&amp; !EF) cLen ++;</text:p>
            <text:p text:style-name="P1"></text:p>
            <text:p text:style-name="P1"><text:s text:c="4"/>return dvid(cLen, bLen);</text:p>
            <text:p text:style-name="P1">}</text:p>
            <text:p text:style-name="P1"></text:p>
            <text:p text:style-name="P1">int main( void )</text:p>
            <text:p text:style-name="P1">{</text:p>
            <text:p text:style-name="P1"><text:s text:c="4"/>byte buf;</text:p>
            <text:p text:style-name="P1"></text:p>
            <text:p text:style-name="P1"><text:s text:c="4"/>getW();</text:p>
            <text:p text:style-name="P1"><text:s text:c="4"/>bLen = getW() + WCOR;</text:p>
            <text:p text:style-name="P1"></text:p>
            <text:p text:style-name="P1"><text:s text:c="4"/>while(!EF &amp;&amp; getW() != LEND);</text:p>
            <text:p text:style-name="P1"><text:s text:c="4"/>for(buf = getW(); !EF; buf = getW()) PUT(buf);</text:p>
            <text:p text:style-name="P1"></text:p>
            <text:p text:style-name="P1"><text:s text:c="4"/>PUT(buf);</text:p>
            <text:p text:style-name="P1"></text:p>
            <text:p text:style-name="P1"><text:s text:c="4"/>return NUL;</text:p>
            <text:p text:style-name="P1">}</text:p>
          </table:table-cell>
        </table:table-row>
      </table:table>
      <text:p text:style-name="P17"/>
      <text:p text:style-name="P17"><text:soft-page-break/>f2a</text:p>
      <text:p text:style-name="P9">f<text:span text:style-name="T2">ile </text:span>to<text:span text:style-name="T2"> </text:span>a<text:span text:style-name="T2">udio</text:span></text:p>
      <text:p text:style-name="P16">encodes stdin to CreSP and writes the raw unsigned 8-bit PCM to stdout</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able:table-cell>
          <table:table-cell table:style-name="Table3.B1" office:value-type="string">
            <text:p text:style-name="P2">#include "common.h"</text:p>
            <text:p text:style-name="P2"></text:p>
            <text:p text:style-name="P2">#define TLEN 1 /* The length of the trough */</text:p>
            <text:p text:style-name="P2">#define HLEN 20000 /* The length of the header */</text:p>
            <text:p text:style-name="P2">#define AMP 0xFF /* The amperage */</text:p>
            <text:p text:style-name="P2">#define LCOR 1 /* Correction constant for genWave */</text:p>
            <text:p text:style-name="P2"></text:p>
            <text:p text:style-name="P2">void genW(num len)</text:p>
            <text:p text:style-name="P2">{</text:p>
            <text:p text:style-name="P2"><text:s text:c="4"/>num tLen = TLEN;</text:p>
            <text:p text:style-name="P2"></text:p>
            <text:p text:style-name="P2"><text:s text:c="4"/>while(tLen--) PUT(NUL);</text:p>
            <text:p text:style-name="P2"><text:s text:c="4"/>while(len-- + LCOR) PUT(AMP);</text:p>
            <text:p text:style-name="P2">}</text:p>
            <text:p text:style-name="P2"></text:p>
            <text:p text:style-name="P2">int main( void )</text:p>
            <text:p text:style-name="P2">{</text:p>
            <text:p text:style-name="P2"><text:s text:c="4"/>num hLen = HLEN, buf = GET();</text:p>
            <text:p text:style-name="P2"></text:p>
            <text:p text:style-name="P2"><text:s text:c="4"/>while(--hLen) genW(NUL);</text:p>
            <text:p text:style-name="P2"></text:p>
            <text:p text:style-name="P2"><text:s text:c="4"/>genW(LEND);</text:p>
            <text:p text:style-name="P2"></text:p>
            <text:p text:style-name="P2"><text:s text:c="4"/>for(; !EF; buf = GET()) genW(buf);</text:p>
            <text:p text:style-name="P2"></text:p>
            <text:p text:style-name="P2"><text:s text:c="4"/>return NUL;</text:p>
            <text:p text:style-name="P2">}</text:p>
          </table:table-cell>
        </table:table-row>
      </table:table>
      <text:p text:style-name="P17">common.h</text:p>
      <text:p text:style-name="P11">common inclusions and definitions</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4.B1" office:value-type="string">
            <text:p text:style-name="P1">#include &lt;stdio.h&gt;</text:p>
            <text:p text:style-name="P1">#include &lt;stdlib.h&gt;</text:p>
            <text:p text:style-name="P1"/>
            <text:p text:style-name="P1">#define PUT putchar</text:p>
            <text:p text:style-name="P1">#define GET getchar</text:p>
            <text:p text:style-name="P1">#define EF feof(stdin)</text:p>
            <text:p text:style-name="P1">#define NUL 0</text:p>
            <text:p text:style-name="P1">#define LEND 255</text:p>
            <text:p text:style-name="P1">#define MVAL 256</text:p>
            <text:p text:style-name="P1"/>
            <text:p text:style-name="P1">typedef unsigned int num;</text:p>
            <text:p text:style-name="P1">typedef unsigned char byte;</text:p>
            <text:p text:style-name="P1">typedef double dbl;</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20:58:40</meta:creation-date>
    <dc:date>2016-10-24T20:19:42</dc:date>
    <meta:editing-duration>PT2H4M13S</meta:editing-duration>
    <meta:editing-cycles>74</meta:editing-cycles>
    <meta:generator>OpenOffice/4.1.2$Linux OpenOffice.org_project/412m3$Build-9782</meta:generator>
    <meta:document-statistic meta:table-count="5" meta:image-count="0" meta:object-count="0" meta:page-count="7" meta:paragraph-count="288" meta:word-count="876" meta:character-count="4725"/>
  </office:meta>
</office:document-meta>
</file>